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nfo.getKey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setTitl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setCreator( String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setCreation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setSubjec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get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setAuthor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setProducer( String produ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setKeywords( String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getCre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get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setMod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getAut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toPDF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PDFInfo.getMo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fo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